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7F10000049E78E30192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ernard MT Condensed" svg:font-family="'Bernard MT Condensed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ucida Calligraphy" svg:font-family="'Lucida Calligraphy'" style:font-family-generic="script" style:font-pitch="variable"/>
    <style:font-face style:name="Agency FB" svg:font-family="'Agency FB'" style:font-family-generic="swiss" style:font-pitch="variable"/>
    <style:font-face style:name="Britannic Bold" svg:font-family="'Britannic Bold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_5f_GRADE" style:display-name="TABLE_GRADE" style:family="table">
      <style:table-properties style:width="16.986cm" fo:margin-left="0cm" table:align="left" style:shadow="none" style:may-break-between-rows="false"/>
    </style:style>
    <style:style style:name="TABLE_5f_GRADE.A" style:display-name="TABLE_GRADE.A" style:family="table-column">
      <style:table-column-properties style:column-width="0.9cm"/>
    </style:style>
    <style:style style:name="TABLE_5f_GRADE.B" style:display-name="TABLE_GRADE.B" style:family="table-column">
      <style:table-column-properties style:column-width="3.995cm"/>
    </style:style>
    <style:style style:name="TABLE_5f_GRADE.C" style:display-name="TABLE_GRADE.C" style:family="table-column">
      <style:table-column-properties style:column-width="1.693cm"/>
    </style:style>
    <style:style style:name="TABLE_5f_GRADE.D" style:display-name="TABLE_GRADE.D" style:family="table-column">
      <style:table-column-properties style:column-width="1.799cm"/>
    </style:style>
    <style:style style:name="TABLE_5f_GRADE.E" style:display-name="TABLE_GRADE.E" style:family="table-column">
      <style:table-column-properties style:column-width="1.72cm"/>
    </style:style>
    <style:style style:name="TABLE_5f_GRADE.A1" style:display-name="TABLE_GRADE.A1" style:family="table-cell" style:data-style-name="N10100">
      <style:table-cell-properties style:vertical-align="" fo:background-color="transparent" fo:padding="0.097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_5f_GRADE.C1" style:display-name="TABLE_GRADE.C1" style:family="table-cell" style:data-style-name="N10100">
      <style:table-cell-properties style:vertical-align="" fo:background-color="transparent" fo:padding="0.097cm" fo:border="1pt solid #000000" style:writing-mode="page">
        <style:background-image/>
      </style:table-cell-properties>
    </style:style>
    <style:style style:name="TABLE_5f_GRADE.A2" style:display-name="TABLE_GRADE.A2" style:family="table-cell" style:data-style-name="N10100">
      <style:table-cell-properties style:vertical-align="" fo:background-color="transparent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LE_5f_GRADE.C2" style:display-name="TABLE_GRADE.C2" style:family="table-cell">
      <style:table-cell-properties style:vertical-align="" fo:background-color="transparent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LE_5f_GRADE.D2" style:display-name="TABLE_GRADE.D2" style:family="table-cell">
      <style:table-cell-properties style:vertical-align="" fo:background-color="transparent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LE_5f_GRADE.E2" style:display-name="TABLE_GRADE.E2" style:family="table-cell">
      <style:table-cell-properties style:vertical-align="" fo:background-color="transparent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LE_5f_GRADE.F2" style:display-name="TABLE_GRADE.F2" style:family="table-cell">
      <style:table-cell-properties style:vertical-align="" fo:background-color="transparent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LE_5f_GRADE.G2" style:display-name="TABLE_GRADE.G2" style:family="table-cell">
      <style:table-cell-properties style:vertical-align="" fo:background-color="transparent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LE_5f_GRADE.H2" style:display-name="TABLE_GRADE.H2" style:family="table-cell">
      <style:table-cell-properties style:vertical-align="" fo:background-color="transparent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LE_5f_GRADE.I2" style:display-name="TABLE_GRADE.I2" style:family="table-cell">
      <style:table-cell-properties style:vertical-align=""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LE_5f_GRADE.A3" style:display-name="TABLE_GRADE.A3" style:family="table-cell" style:data-style-name="N10100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_5f_GRADE.C3" style:display-name="TABLE_GRADE.C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_5f_GRADE.D3" style:display-name="TABLE_GRADE.D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_5f_GRADE.E3" style:display-name="TABLE_GRADE.E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_5f_GRADE.F3" style:display-name="TABLE_GRADE.F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_5f_GRADE.G3" style:display-name="TABLE_GRADE.G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_5f_GRADE.H3" style:display-name="TABLE_GRADE.H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_5f_GRADE.I3" style:display-name="TABLE_GRADE.I3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_5f_PERSONALITY" style:display-name="TABLE_PERSONALITY" style:family="table">
      <style:table-properties style:width="16.986cm" fo:margin-left="0cm" table:align="left" style:shadow="none" style:may-break-between-rows="false"/>
    </style:style>
    <style:style style:name="TABLE_5f_PERSONALITY.A" style:display-name="TABLE_PERSONALITY.A" style:family="table-column">
      <style:table-column-properties style:column-width="0.9cm"/>
    </style:style>
    <style:style style:name="TABLE_5f_PERSONALITY.B" style:display-name="TABLE_PERSONALITY.B" style:family="table-column">
      <style:table-column-properties style:column-width="3.995cm"/>
    </style:style>
    <style:style style:name="TABLE_5f_PERSONALITY.C" style:display-name="TABLE_PERSONALITY.C" style:family="table-column">
      <style:table-column-properties style:column-width="1.693cm"/>
    </style:style>
    <style:style style:name="TABLE_5f_PERSONALITY.D" style:display-name="TABLE_PERSONALITY.D" style:family="table-column">
      <style:table-column-properties style:column-width="1.799cm"/>
    </style:style>
    <style:style style:name="TABLE_5f_PERSONALITY.E" style:display-name="TABLE_PERSONALITY.E" style:family="table-column">
      <style:table-column-properties style:column-width="1.72cm"/>
    </style:style>
    <style:style style:name="TABLE_5f_PERSONALITY.G" style:display-name="TABLE_PERSONALITY.G" style:family="table-column">
      <style:table-column-properties style:column-width="5.08cm"/>
    </style:style>
    <style:style style:name="TABLE_5f_PERSONALITY.A1" style:display-name="TABLE_PERSONALITY.A1" style:family="table-cell" style:data-style-name="N10100">
      <style:table-cell-properties style:vertical-align="" fo:background-color="transparent" fo:padding="0.097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_5f_PERSONALITY.C1" style:display-name="TABLE_PERSONALITY.C1" style:family="table-cell">
      <style:table-cell-properties style:vertical-align="" fo:background-color="transparent" fo:padding="0.097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_5f_PERSONALITY.D1" style:display-name="TABLE_PERSONALITY.D1" style:family="table-cell">
      <style:table-cell-properties style:vertical-align="" fo:background-color="transparent" fo:padding="0.097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_5f_PERSONALITY.E1" style:display-name="TABLE_PERSONALITY.E1" style:family="table-cell">
      <style:table-cell-properties style:vertical-align="" fo:background-color="transparent" fo:padding="0.097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_5f_PERSONALITY.F1" style:display-name="TABLE_PERSONALITY.F1" style:family="table-cell">
      <style:table-cell-properties style:vertical-align="" fo:background-color="transparent" fo:padding="0.097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_5f_PERSONALITY.G1" style:display-name="TABLE_PERSONALITY.G1" style:family="table-cell">
      <style:table-cell-properties style:vertical-align="" fo:background-color="transparent" fo:padding="0.097cm" fo:border="1pt solid #000000" style:writing-mode="page">
        <style:background-image/>
      </style:table-cell-properties>
    </style:style>
    <style:style style:name="TABLE_5f_PERSONALITY.A2" style:display-name="TABLE_PERSONALITY.A2" style:family="table-cell" style:data-style-name="N10100">
      <style:table-cell-properties style:vertical-align="" fo:background-color="transparent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LE_5f_PERSONALITY.C2" style:display-name="TABLE_PERSONALITY.C2" style:family="table-cell">
      <style:table-cell-properties style:vertical-align="" fo:background-color="transparent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LE_5f_PERSONALITY.D2" style:display-name="TABLE_PERSONALITY.D2" style:family="table-cell">
      <style:table-cell-properties style:vertical-align="" fo:background-color="transparent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LE_5f_PERSONALITY.E2" style:display-name="TABLE_PERSONALITY.E2" style:family="table-cell">
      <style:table-cell-properties style:vertical-align="" fo:background-color="transparent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LE_5f_PERSONALITY.F2" style:display-name="TABLE_PERSONALITY.F2" style:family="table-cell">
      <style:table-cell-properties style:vertical-align="" fo:background-color="transparent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LE_5f_PERSONALITY.G2" style:display-name="TABLE_PERSONALITY.G2" style:family="table-cell">
      <style:table-cell-properties style:vertical-align=""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P1" style:family="paragraph" style:parent-style-name="Text_20_body">
      <style:text-properties style:font-name="Calibri" fo:font-size="10.5pt" officeooo:rsid="002342df" officeooo:paragraph-rsid="002342df" style:font-size-asian="10.5pt" style:font-size-complex="10.5pt"/>
    </style:style>
    <style:style style:name="P2" style:family="paragraph" style:parent-style-name="Standard">
      <style:paragraph-properties fo:line-height="115%" fo:text-align="center" style:justify-single-word="false"/>
      <style:text-properties style:font-name="Calibri" fo:font-size="11pt" officeooo:rsid="002210d5" officeooo:paragraph-rsid="002210d5" style:font-size-asian="11pt" style:font-size-complex="11pt"/>
    </style:style>
    <style:style style:name="P3" style:family="paragraph" style:parent-style-name="Standard">
      <style:paragraph-properties fo:line-height="115%" fo:text-align="start" style:justify-single-word="false"/>
      <style:text-properties style:font-name="Calibri" fo:font-size="11pt" officeooo:rsid="002210d5" officeooo:paragraph-rsid="002210d5" style:font-size-asian="11pt" style:font-size-complex="11pt"/>
    </style:style>
    <style:style style:name="P4" style:family="paragraph" style:parent-style-name="Standard">
      <style:paragraph-properties fo:line-height="115%" fo:text-align="start" style:justify-single-word="false"/>
      <style:text-properties fo:color="#000000" style:font-name="Calibri" fo:font-size="11pt" officeooo:rsid="002210d5" officeooo:paragraph-rsid="002342df" style:font-size-asian="11pt" style:font-size-complex="11pt"/>
    </style:style>
    <style:style style:name="P5" style:family="paragraph" style:parent-style-name="Standard">
      <style:paragraph-properties fo:line-height="115%" fo:text-align="center" style:justify-single-word="false"/>
      <style:text-properties fo:color="#000000" style:font-name="Calibri" fo:font-size="11pt" officeooo:rsid="002210d5" officeooo:paragraph-rsid="002342df" style:font-size-asian="11pt" style:font-size-complex="11pt"/>
    </style:style>
    <style:style style:name="P6" style:family="paragraph" style:parent-style-name="Table_20_Heading">
      <loext:graphic-properties draw:fill="none" draw:fill-color="#ffffff"/>
      <style:paragraph-properties fo:text-align="center" style:justify-single-word="false"/>
      <style:text-properties fo:color="#ff6600" style:text-outline="false" style:text-line-through-style="none" style:text-line-through-type="none" style:font-name="Calibri" fo:font-size="12pt" fo:font-style="italic" fo:text-shadow="none" style:text-underline-style="none" fo:font-weight="bold" officeooo:rsid="001fb4e0" officeooo:paragraph-rsid="001fb4e0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7" style:family="paragraph" style:parent-style-name="Table_20_Heading">
      <style:paragraph-properties fo:margin-top="0.402cm" fo:margin-bottom="0.402cm" loext:contextual-spacing="false" fo:text-align="center" style:justify-single-word="false"/>
      <style:text-properties fo:color="#ff6600" style:text-outline="false" style:text-line-through-style="none" style:text-line-through-type="none" style:font-name="Calibri" fo:font-size="12pt" fo:font-style="normal" fo:text-shadow="none" style:text-underline-style="none" fo:font-weight="bold" officeooo:rsid="001fb4e0" officeooo:paragraph-rsid="001fb4e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officeooo:rsid="001fb4e0" officeooo:paragraph-rsid="001fb4e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officeooo:rsid="001fb4e0" officeooo:paragraph-rsid="002210d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officeooo:rsid="001efcfe" officeooo:paragraph-rsid="001efcf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officeooo:rsid="001efcfe" officeooo:paragraph-rsid="001efcf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3399ff" style:text-outline="false" style:text-line-through-style="none" style:text-line-through-type="none" style:font-name="Calibri" fo:font-size="10pt" fo:font-style="normal" fo:text-shadow="none" style:text-underline-style="none" fo:font-weight="normal" officeooo:rsid="001fb4e0" officeooo:paragraph-rsid="001fb4e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3399ff" style:text-outline="false" style:text-line-through-style="none" style:text-line-through-type="none" style:font-name="Calibri" fo:font-size="10pt" fo:font-style="normal" fo:text-shadow="none" style:text-underline-style="none" fo:font-weight="normal" officeooo:rsid="002210d5" officeooo:paragraph-rsid="002210d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ff6600" style:text-outline="false" style:text-line-through-style="none" style:text-line-through-type="none" style:font-name="Calibri" fo:font-size="12pt" fo:font-style="normal" fo:text-shadow="none" style:text-underline-style="none" fo:font-weight="bold" officeooo:rsid="002210d5" officeooo:paragraph-rsid="002210d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officeooo:rsid="002210d5" officeooo:paragraph-rsid="002210d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officeooo:rsid="002210d5" officeooo:paragraph-rsid="002614a6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officeooo:rsid="002210d5" officeooo:paragraph-rsid="002210d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officeooo:rsid="001fb4e0" officeooo:paragraph-rsid="001fb4e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9" style:family="paragraph" style:parent-style-name="Footer">
      <style:text-properties style:font-name="Calibri" fo:font-size="10.5pt" officeooo:rsid="002342df" officeooo:paragraph-rsid="002342df" style:font-size-asian="10.5pt" style:font-size-complex="10.5pt"/>
    </style:style>
    <style:style style:name="P20" style:family="paragraph" style:parent-style-name="Header">
      <style:text-properties officeooo:rsid="0024e711"/>
    </style:style>
    <style:style style:name="P21" style:family="paragraph" style:parent-style-name="Header">
      <style:text-properties style:font-name="Calibri" fo:font-size="10.5pt" officeooo:rsid="0024e711" officeooo:paragraph-rsid="0024e711" style:font-size-asian="10.5pt" style:font-size-complex="10.5pt"/>
    </style:style>
    <style:style style:name="P22" style:family="paragraph" style:parent-style-name="Header">
      <style:paragraph-properties fo:text-align="center" style:justify-single-word="false"/>
      <style:text-properties style:use-window-font-color="true" style:font-name="Britannic Bold" fo:font-size="14pt" fo:font-weight="normal" officeooo:rsid="0024e711" officeooo:paragraph-rsid="0024e711" style:font-size-asian="14pt" style:font-weight-asian="normal" style:font-size-complex="14pt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2210d5"/>
    </style:style>
    <style:style style:name="T3" style:family="text">
      <style:text-properties fo:color="#ff6600"/>
    </style:style>
    <style:style style:name="T4" style:family="text">
      <style:text-properties fo:color="#ff6600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1.499cm">
          <style:column-sep style:width="0.009cm" style:color="#000000" style:height="100%" style:style="solid"/>
          <style:column style:rel-width="4986*" fo:start-indent="0cm" fo:end-indent="0.75cm"/>
          <style:column style:rel-width="4986*" fo:start-indent="0.75cm" fo:end-indent="0cm"/>
        </style:columns>
      </style:section-properties>
    </style:style>
    <number:text-style style:name="N10100" number:language="es" number:country="HN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"/>
        <text:user-field-decl office:value-type="string" office:string-value="[SUBJECT]" text:name="subject"/>
        <text:user-field-decl office:value-type="string" office:string-value="[NO]" text:name="no"/>
        <text:user-field-decl office:value-type="string" office:string-value="[FIRST_PERIOD]" text:name="first_period"/>
        <text:user-field-decl office:value-type="string" office:string-value="[SECOND_PERIOD]" text:name="second_period"/>
        <text:user-field-decl office:value-type="string" office:string-value="[THIRD_PERIOD]" text:name="third_period"/>
        <text:user-field-decl office:value-type="string" office:string-value="[FOURTH_PERIOD]" text:name="fourth_period"/>
        <text:user-field-decl office:value-type="string" office:string-value="[AVERAGE]" text:name="average"/>
        <text:user-field-decl office:value-type="string" office:string-value="[FIRST_RECOVERY]" text:name="first_recovery"/>
        <text:user-field-decl office:value-type="string" office:string-value="[SECOND_RECOVERY]" text:name="second_recovery"/>
        <text:user-field-decl office:value-type="string" office:string-value="[PERSONALITY]" text:name="personality"/>
        <text:user-field-decl office:value-type="string" office:string-value="[RATING]" text:name="rating"/>
        <text:user-field-decl office:value-type="string" office:string-value="R. Yomila A. de Aguirre" text:name="director"/>
        <text:user-field-decl office:value-type="string" office:string-value="Manuel Vasquez" text:name="secretary"/>
        <text:user-field-decl office:value-type="string" office:string-value="Cindy  Posas" text:name="student"/>
        <text:user-field-decl office:value-type="string" office:string-value="Grade 11 - A" text:name="course"/>
        <text:user-field-decl office:value-type="string" office:string-value="2015-08-19" text:name="date"/>
        <text:user-field-decl office:value-type="string" office:string-value="2015" text:name="year"/>
        <text:user-field-decl office:value-type="string" office:string-value="[SUMMARY]" text:name="summary"/>
      </text:user-field-decls>
      <text:p text:style-name="P22">BOLETA DE CALIFICACIONES</text:p>
      <text:p text:style-name="P21"/>
      <text:p text:style-name="P1">Alumno: <text:s/><text:user-field-get text:name="student">Cindy  Posas</text:user-field-get><text:tab/><text:tab/><text:tab/><text:tab/><text:tab/><text:tab/>Fecha: <text:user-field-get text:name="date">2015-08-19</text:user-field-get></text:p>
      <text:p text:style-name="P1"><text:s text:c="3"/>Curso: <text:user-field-get text:name="course">Grade 11 - A</text:user-field-get><text:tab/><text:tab/><text:tab/><text:tab/><text:tab/><text:tab/> <text:s text:c="2"/>Año: <text:user-field-get text:name="year">2015</text:user-field-get></text:p>
      <text:p text:style-name="Text_20_body"/>
      <table:table table:name="TABLE_GRADE" table:style-name="TABLE_5f_GRADE">
        <table:table-column table:style-name="TABLE_5f_GRADE.A"/>
        <table:table-column table:style-name="TABLE_5f_GRADE.B"/>
        <table:table-column table:style-name="TABLE_5f_GRADE.C"/>
        <table:table-column table:style-name="TABLE_5f_GRADE.D"/>
        <table:table-column table:style-name="TABLE_5f_GRADE.E"/>
        <table:table-column table:style-name="TABLE_5f_GRADE.D"/>
        <table:table-column table:style-name="TABLE_5f_GRADE.C" table:number-columns-repeated="3"/>
        <table:table-header-rows>
          <table:table-row>
            <table:table-cell table:style-name="TABLE_5f_GRADE.A1" table:number-rows-spanned="2">
              <text:p text:style-name="P7"/>
            </table:table-cell>
            <table:table-cell table:style-name="TABLE_5f_GRADE.A1" table:number-rows-spanned="2" office:value-type="float" office:value="0">
              <text:p text:style-name="P7">Asignaturas</text:p>
            </table:table-cell>
            <table:table-cell table:style-name="TABLE_5f_GRADE.C1" table:number-columns-spanned="7" office:value-type="float" office:value="0">
              <text:p text:style-name="P6"><text:span text:style-name="T1">Aprovechamiento</text:span> <text:span text:style-name="T1">Académico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table-cell table:style-name="TABLE_5f_GRADE.C2" office:value-type="string">
            <text:p text:style-name="P12"><text:span text:style-name="T2">I</text:span> Periodo</text:p>
          </table:table-cell>
          <table:table-cell table:style-name="TABLE_5f_GRADE.D2" office:value-type="string">
            <text:p text:style-name="P12"><text:span text:style-name="T2">II</text:span> Periodo</text:p>
          </table:table-cell>
          <table:table-cell table:style-name="TABLE_5f_GRADE.E2" office:value-type="string">
            <text:p text:style-name="P12"><text:span text:style-name="T2">III</text:span> Periodo</text:p>
          </table:table-cell>
          <table:table-cell table:style-name="TABLE_5f_GRADE.F2" office:value-type="string">
            <text:p text:style-name="P12"><text:span text:style-name="T2">IV</text:span> Periodo</text:p>
          </table:table-cell>
          <table:table-cell table:style-name="TABLE_5f_GRADE.G2" office:value-type="string">
            <text:p text:style-name="P12">Promedio</text:p>
          </table:table-cell>
          <table:table-cell table:style-name="TABLE_5f_GRADE.H2" office:value-type="string">
            <text:p text:style-name="P12">Recup 1</text:p>
          </table:table-cell>
          <table:table-cell table:style-name="TABLE_5f_GRADE.I2" office:value-type="string">
            <text:p text:style-name="P12">Recup 2</text:p>
          </table:table-cell>
        </table:table-row>
        <table:table-row>
          <table:table-cell table:style-name="TABLE_5f_GRADE.A3" office:value-type="float" office:value="0">
            <text:p text:style-name="P16"><text:user-field-get text:name="no">[NO]</text:user-field-get></text:p>
          </table:table-cell>
          <table:table-cell table:style-name="TABLE_5f_GRADE.A3" office:value-type="float" office:value="0">
            <text:p text:style-name="P10"><text:user-field-get text:name="subject">[SUBJECT]</text:user-field-get></text:p>
          </table:table-cell>
          <table:table-cell table:style-name="TABLE_5f_GRADE.C3" office:value-type="string">
            <text:p text:style-name="P8"><text:user-field-get text:name="first_period">[FIRST_PERIOD]</text:user-field-get></text:p>
          </table:table-cell>
          <table:table-cell table:style-name="TABLE_5f_GRADE.D3" office:value-type="string">
            <text:p text:style-name="P8"><text:user-field-get text:name="second_period">[SECOND_PERIOD]</text:user-field-get></text:p>
          </table:table-cell>
          <table:table-cell table:style-name="TABLE_5f_GRADE.E3" office:value-type="string">
            <text:p text:style-name="P8"><text:user-field-get text:name="third_period">[THIRD_PERIOD]</text:user-field-get></text:p>
          </table:table-cell>
          <table:table-cell table:style-name="TABLE_5f_GRADE.F3" office:value-type="string">
            <text:p text:style-name="P8"><text:user-field-get text:name="fourth_period">[FOURTH_PERIOD]</text:user-field-get></text:p>
          </table:table-cell>
          <table:table-cell table:style-name="TABLE_5f_GRADE.G3" office:value-type="string">
            <text:p text:style-name="P8"><text:user-field-get text:name="average">[AVERAGE]</text:user-field-get></text:p>
          </table:table-cell>
          <table:table-cell table:style-name="TABLE_5f_GRADE.H3" office:value-type="string">
            <text:p text:style-name="P8"><text:user-field-get text:name="first_recovery">[FIRST_RECOVERY]</text:user-field-get></text:p>
          </table:table-cell>
          <table:table-cell table:style-name="TABLE_5f_GRADE.I3" office:value-type="string">
            <text:p text:style-name="P8"><text:user-field-get text:name="second_recovery">[SECOND_RECOVERY]</text:user-field-get></text:p>
          </table:table-cell>
        </table:table-row>
      </table:table>
      <table:table table:name="TABLE_PERSONALITY" table:style-name="TABLE_5f_PERSONALITY">
        <table:table-column table:style-name="TABLE_5f_PERSONALITY.A"/>
        <table:table-column table:style-name="TABLE_5f_PERSONALITY.B"/>
        <table:table-column table:style-name="TABLE_5f_PERSONALITY.C"/>
        <table:table-column table:style-name="TABLE_5f_PERSONALITY.D"/>
        <table:table-column table:style-name="TABLE_5f_PERSONALITY.E"/>
        <table:table-column table:style-name="TABLE_5f_PERSONALITY.D"/>
        <table:table-column table:style-name="TABLE_5f_PERSONALITY.G"/>
        <table:table-header-rows>
          <table:table-row>
            <table:table-cell table:style-name="TABLE_5f_PERSONALITY.A1" office:value-type="float" office:value="0">
              <text:p text:style-name="P14">No</text:p>
            </table:table-cell>
            <table:table-cell table:style-name="TABLE_5f_PERSONALITY.A1" office:value-type="float" office:value="0">
              <text:p text:style-name="P14">Personalidad</text:p>
            </table:table-cell>
            <table:table-cell table:style-name="TABLE_5f_PERSONALITY.C1" office:value-type="string">
              <text:p text:style-name="P12"><text:span text:style-name="T2">I</text:span> Periodo</text:p>
            </table:table-cell>
            <table:table-cell table:style-name="TABLE_5f_PERSONALITY.D1" office:value-type="string">
              <text:p text:style-name="P12"><text:span text:style-name="T2">II</text:span> Periodo</text:p>
            </table:table-cell>
            <table:table-cell table:style-name="TABLE_5f_PERSONALITY.E1" office:value-type="string">
              <text:p text:style-name="P12"><text:span text:style-name="T2">III</text:span> Periodo</text:p>
            </table:table-cell>
            <table:table-cell table:style-name="TABLE_5f_PERSONALITY.F1" office:value-type="string">
              <text:p text:style-name="P12"><text:span text:style-name="T2">IV</text:span> Periodo</text:p>
            </table:table-cell>
            <table:table-cell table:style-name="TABLE_5f_PERSONALITY.G1" office:value-type="string">
              <text:p text:style-name="P13">Indice <text:user-field-get text:name="rating">[RATING]</text:user-field-get></text:p>
            </table:table-cell>
          </table:table-row>
        </table:table-header-rows>
        <table:table-row>
          <table:table-cell table:style-name="TABLE_5f_PERSONALITY.A2" office:value-type="float" office:value="0">
            <text:p text:style-name="P15"><text:user-field-get text:name="no">[NO]</text:user-field-get></text:p>
          </table:table-cell>
          <table:table-cell table:style-name="TABLE_5f_PERSONALITY.A2" office:value-type="float" office:value="0">
            <text:p text:style-name="P17"><text:user-field-get text:name="personality">[PERSONALITY]</text:user-field-get></text:p>
          </table:table-cell>
          <table:table-cell table:style-name="TABLE_5f_PERSONALITY.C2" office:value-type="string">
            <text:p text:style-name="P8"><text:user-field-get text:name="first_period">[FIRST_PERIOD]</text:user-field-get></text:p>
          </table:table-cell>
          <table:table-cell table:style-name="TABLE_5f_PERSONALITY.D2" office:value-type="string">
            <text:p text:style-name="P8"><text:user-field-get text:name="second_period">[SECOND_PERIOD]</text:user-field-get></text:p>
          </table:table-cell>
          <table:table-cell table:style-name="TABLE_5f_PERSONALITY.E2" office:value-type="string">
            <text:p text:style-name="P9"><text:user-field-get text:name="third_period">[THIRD_PERIOD]</text:user-field-get></text:p>
          </table:table-cell>
          <table:table-cell table:style-name="TABLE_5f_PERSONALITY.F2" office:value-type="string">
            <text:p text:style-name="P8"><text:user-field-get text:name="fourth_period">[FOURTH_PERIOD]</text:user-field-get></text:p>
          </table:table-cell>
          <table:table-cell table:style-name="TABLE_5f_PERSONALITY.G2" office:value-type="string">
            <text:p text:style-name="P18"><text:user-field-get text:name="summary">[SUMMARY]</text:user-field-get></text:p>
          </table:table-cell>
        </table:table-row>
      </table:table>
      <text:p text:style-name="P2"><text:span text:style-name="T4">“Eternamente preparados para toda buena obra”</text:span><text:span text:style-name="T3"> … 2 Timoteo 3:17</text:span></text:p>
      <text:p text:style-name="P2"><text:span text:style-name="T3"/></text:p>
      <text:p text:style-name="P2"><text:span text:style-name="T3"/></text:p>
      <text:p text:style-name="P3"><text:span text:style-name="T3"/></text:p>
      <text:p text:style-name="P3"><text:span text:style-name="T3">_</text:span><text:span text:style-name="T5">______________________________________<text:tab/><text:tab/>____________________________________</text:span></text:p>
      <text:p text:style-name="P4"/>
      <text:section text:style-name="Sect1" text:name="FOOTER">
        <text:p text:style-name="P5"><text:user-field-get text:name="director">R. Yomila A. de Aguirre</text:user-field-get></text:p>
        <text:p text:style-name="P5"><text:user-field-get text:name="secretary">Manuel Vasquez</text:user-field-get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Bernard MT Condensed" svg:font-family="'Bernard MT Condensed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ucida Calligraphy" svg:font-family="'Lucida Calligraphy'" style:font-family-generic="script" style:font-pitch="variable"/>
    <style:font-face style:name="Agency FB" svg:font-family="'Agency FB'" style:font-family-generic="swiss" style:font-pitch="variable"/>
    <style:font-face style:name="Britannic Bold" svg:font-family="'Britannic Bold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H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H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4e711"/>
    </style:style>
    <style:style style:name="MP2" style:family="paragraph" style:parent-style-name="Footer">
      <style:text-properties style:font-name="Calibri" fo:font-size="10.5pt" officeooo:rsid="002342df" officeooo:paragraph-rsid="002342df" style:font-size-asian="10.5pt" style:font-size-complex="10.5p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 draw:fill="none"/>
      </style:header-style>
      <style:footer-style>
        <style:header-footer-properties fo:min-height="0.6cm" fo:margin-left="0cm" fo:margin-right="0cm" fo:margin-top="0.499cm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y="-1.461cm" svg:width="4.916cm" svg:height="2.858cm" draw:z-index="0"><draw:image xlink:href="Pictures/10000000000007F10000049E78E30192.jpg" xlink:type="simple" xlink:show="embed" xlink:actuate="onLoad"/></draw:frame></text:p>
        <text:p text:style-name="Header"/>
        <text:p text:style-name="MP1"/>
      </style:header>
      <style:footer>
        <text:p text:style-name="MP2">Bo. El Benque 12 ave. 5 Calle S.O No 103, San Pedro Sula, Honduras, C. A. Tel: (504) 2558-3085 / 2558-350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11:25:46.478000000</meta:creation-date>
    <dc:date>2015-08-19T13:20:34.698000000</dc:date>
    <meta:editing-duration>PT6M6S</meta:editing-duration>
    <meta:editing-cycles>1</meta:editing-cycles>
    <meta:document-statistic meta:table-count="2" meta:image-count="1" meta:object-count="0" meta:page-count="1" meta:paragraph-count="40" meta:word-count="90" meta:character-count="729" meta:non-whitespace-character-count="661"/>
    <meta:generator>LibreOffice/5.0.0.5$Windows_x86 LibreOffice_project/1b1a90865e348b492231e1c451437d7a15bb262b</meta:generator>
  </office:meta>
</office:document-meta>
</file>